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sourceLoader.DefaultResourceLoad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Loader.setClassLoade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ContextResource.ClassPathContextResource( String path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Loader.clearResourc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Loader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ContextResource.createRelative( String relativ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ourceLoader.getProtocol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Loader.getResource( String loc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ResourceLoader.addProtocolResolver( Protocol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sourceLoader.DefaultResource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esourceLoader.getResourceCache( Class &lt; T &gt;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sourceLoader.getResourceBy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ContextResource.getPathWithi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